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ateef" svg:font-family="Lateef" style:font-pitch="variable"/>
    <style:font-face style:name="Lateef Book" svg:font-family="'Lateef Book'" style:font-pitch="variable"/>
    <style:font-face style:name="Lateef Light" svg:font-family="'Lateef Light'" style:font-adornments="Regular" style:font-pitch="variable"/>
    <style:font-face style:name="Lateef Light Dummy" svg:font-family="'Lateef Light Dummy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4.801cm" table:align="left"/>
    </style:style>
    <style:style style:name="Table1.A" style:family="table-column">
      <style:table-column-properties style:column-width="7.101cm"/>
    </style:style>
    <style:style style:name="Table1.B" style:family="table-column">
      <style:table-column-properties style:column-width="0.494cm"/>
    </style:style>
    <style:style style:name="Table1.C" style:family="table-column">
      <style:table-column-properties style:column-width="3.507cm"/>
    </style:style>
    <style:style style:name="Table1.D" style:family="table-column">
      <style:table-column-properties style:column-width="1.595cm"/>
    </style:style>
    <style:style style:name="Table1.E" style:family="table-column">
      <style:table-column-properties style:column-width="0.801cm"/>
    </style:style>
    <style:style style:name="Table1.F" style:family="table-column">
      <style:table-column-properties style:column-width="0.713cm"/>
    </style:style>
    <style:style style:name="Table1.G" style:family="table-column">
      <style:table-column-properties style:column-width="0.591cm"/>
    </style:style>
    <style:style style:name="Table1.1" style:family="table-row">
      <style:table-row-properties style:min-row-height="0.997cm"/>
    </style:style>
    <style:style style:name="Table1.A1" style:family="table-cell">
      <style:table-cell-properties fo:padding="0.097cm" fo:border-left="none" fo:border-right="none" fo:border-top="none" fo:border-bottom="0.05pt solid #dddddd"/>
    </style:style>
    <style:style style:name="Table1.A8" style:family="table-cell">
      <style:table-cell-properties fo:padding="0.097cm" fo:border="none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Standard">
      <style:paragraph-properties fo:margin-top="0.201cm" fo:margin-bottom="0.201cm" loext:contextual-spacing="false" fo:line-height="0.499cm" fo:text-align="end" style:justify-single-word="false"/>
      <style:text-properties style:font-name="Lateef" fo:font-size="12pt" fo:font-style="normal" fo:font-weight="normal" officeooo:rsid="00330853" officeooo:paragraph-rsid="00330853" style:font-size-asian="12pt" style:font-style-asian="normal" style:font-weight-asian="normal" style:font-name-complex="Lateef Book" style:font-size-complex="12pt" style:font-style-complex="normal" style:font-weight-complex="normal"/>
    </style:style>
    <style:style style:name="P3" style:family="paragraph" style:parent-style-name="Standard">
      <style:paragraph-properties fo:margin-top="0.201cm" fo:margin-bottom="0.201cm" loext:contextual-spacing="false" fo:line-height="0.45cm" fo:text-align="start" style:justify-single-word="false"/>
      <style:text-properties style:font-name="Lateef" fo:font-size="12pt" fo:font-style="normal" fo:font-weight="normal" officeooo:rsid="00330853" officeooo:paragraph-rsid="00330853" style:font-size-asian="12pt" style:font-style-asian="normal" style:font-weight-asian="normal" style:font-name-complex="Lateef Book" style:font-size-complex="12pt" style:font-style-complex="normal" style:font-weight-complex="normal"/>
    </style:style>
    <style:style style:name="P4" style:family="paragraph" style:parent-style-name="Standard">
      <style:paragraph-properties fo:margin-top="0.201cm" fo:margin-bottom="0.201cm" loext:contextual-spacing="false" fo:line-height="0.499cm"/>
      <style:text-properties style:font-name="Lateef" fo:font-size="12pt" fo:font-style="normal" fo:font-weight="normal" officeooo:rsid="0023eba0" officeooo:paragraph-rsid="0023eba0" style:font-size-asian="12pt" style:font-style-asian="normal" style:font-weight-asian="normal" style:font-name-complex="Lateef Book" style:font-size-complex="12pt" style:font-style-complex="normal" style:font-weight-complex="normal"/>
    </style:style>
    <style:style style:name="P5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style:font-name="Lateef" fo:font-size="12pt" fo:font-style="normal" fo:font-weight="normal" officeooo:rsid="0038555b" officeooo:paragraph-rsid="0038555b" style:font-size-asian="12pt" style:font-style-asian="normal" style:font-weight-asian="normal" style:font-name-complex="Lateef Light" style:font-size-complex="12pt" style:font-style-complex="normal" style:font-weight-complex="normal"/>
    </style:style>
    <style:style style:name="P6" style:family="paragraph" style:parent-style-name="Standard">
      <style:paragraph-properties fo:margin-top="0.201cm" fo:margin-bottom="0.201cm" loext:contextual-spacing="false" fo:line-height="0.45cm" fo:text-align="start" style:justify-single-word="false"/>
      <style:text-properties style:font-name="Lateef" fo:font-size="12pt" fo:font-style="normal" fo:font-weight="bold" officeooo:rsid="00330853" officeooo:paragraph-rsid="00330853" style:font-size-asian="12pt" style:font-style-asian="normal" style:font-weight-asian="bold" style:font-name-complex="Lateef" style:font-size-complex="12pt" style:font-style-complex="normal" style:font-weight-complex="bold"/>
    </style:style>
    <style:style style:name="P7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style:font-name="Lateef" fo:font-size="12pt" fo:font-weight="normal" officeooo:rsid="0034cf4b" officeooo:paragraph-rsid="0034cf4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.201cm" fo:margin-bottom="0.201cm" loext:contextual-spacing="false" fo:line-height="0.499cm" fo:text-align="end" style:justify-single-word="false"/>
      <style:text-properties fo:font-variant="normal" fo:text-transform="none" fo:color="#262626" style:text-line-through-style="none" style:text-line-through-type="none" style:font-name="Lateef Book" fo:font-size="14pt" fo:letter-spacing="normal" fo:font-style="normal" style:text-underline-style="none" fo:font-weight="bold" officeooo:rsid="000e3728" officeooo:paragraph-rsid="00330853" style:text-blinking="false" style:font-size-asian="14pt" style:font-style-asian="normal" style:font-weight-asian="bold" style:font-name-complex="Lateef Book" style:font-size-complex="14pt" style:language-complex="ar" style:country-complex="SA" style:font-style-complex="normal" style:font-weight-complex="bold"/>
    </style:style>
    <style:style style:name="P9" style:family="paragraph" style:parent-style-name="Standard">
      <style:paragraph-properties fo:margin-top="0.201cm" fo:margin-bottom="0.201cm" loext:contextual-spacing="false" fo:line-height="0.45cm" fo:text-align="start" style:justify-single-word="false"/>
      <style:text-properties style:font-name="Lateef Light" fo:font-size="12pt" fo:font-style="normal" fo:font-weight="normal" officeooo:rsid="00330853" officeooo:paragraph-rsid="00330853" style:font-size-asian="12pt" style:font-style-asian="normal" style:font-weight-asian="normal" style:font-name-complex="Lateef Light" style:font-size-complex="12pt" style:font-style-complex="normal" style:font-weight-complex="normal"/>
    </style:style>
    <style:style style:name="P10" style:family="paragraph" style:parent-style-name="Standard">
      <style:paragraph-properties fo:margin-top="0.201cm" fo:margin-bottom="0.201cm" loext:contextual-spacing="false" fo:line-height="0.45cm" fo:text-align="start" style:justify-single-word="false"/>
      <style:text-properties style:font-name="Lateef Light" fo:font-size="12pt" fo:font-style="normal" fo:font-weight="bold" officeooo:rsid="00330853" officeooo:paragraph-rsid="00330853" style:font-size-asian="12pt" style:font-style-asian="normal" style:font-weight-asian="bold" style:font-name-complex="Lateef Light" style:font-size-complex="12pt" style:font-style-complex="normal" style:font-weight-complex="bold"/>
    </style:style>
    <style:style style:name="P11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5983b0" style:font-name="Lateef Light" fo:font-size="28pt" fo:font-style="normal" fo:font-weight="normal" officeooo:rsid="00330853" officeooo:paragraph-rsid="00330853" style:font-size-asian="28pt" style:font-style-asian="normal" style:font-weight-asian="normal" style:font-name-complex="Lateef Light" style:font-size-complex="28pt" style:font-style-complex="normal" style:font-weight-complex="normal"/>
    </style:style>
    <style:style style:name="P12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5983b0" style:font-name="Lateef Light" fo:font-size="28pt" fo:font-weight="bold" officeooo:paragraph-rsid="00330853" style:font-size-asian="28pt" style:font-weight-asian="bold" style:font-name-complex="Lateef Light" style:font-size-complex="28pt" style:font-weight-complex="bold"/>
    </style:style>
    <style:style style:name="P13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5983b0" style:font-name="Lateef Light Dummy" fo:font-size="28pt" officeooo:paragraph-rsid="00330853" style:font-size-asian="28pt" style:font-name-complex="Lateef Light Dummy" style:font-size-complex="28pt"/>
    </style:style>
    <style:style style:name="P14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5983b0" style:font-name="Lateef" fo:font-size="28pt" fo:font-style="normal" fo:font-weight="normal" officeooo:rsid="00330853" officeooo:paragraph-rsid="00330853" style:font-size-asian="28pt" style:font-style-asian="normal" style:font-weight-asian="normal" style:font-name-complex="Lateef Book" style:font-size-complex="28pt" style:font-style-complex="normal" style:font-weight-complex="normal"/>
    </style:style>
    <style:style style:name="P15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5983b0" style:font-name="Lateef" fo:font-size="28pt" fo:font-weight="bold" officeooo:paragraph-rsid="00330853" style:font-size-asian="28pt" style:font-weight-asian="bold" style:font-name-complex="Lateef" style:font-size-complex="28pt" style:font-weight-complex="bold"/>
    </style:style>
    <style:style style:name="P16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5983b0" style:font-name="Lateef Book" fo:font-size="28pt" officeooo:rsid="0034cf4b" officeooo:paragraph-rsid="0034cf4b" style:font-size-asian="28pt" style:font-name-complex="Lateef Book" style:font-size-complex="28pt"/>
    </style:style>
    <style:style style:name="P17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5983b0" style:font-name="Lateef Book" fo:font-size="28pt" fo:font-weight="bold" officeooo:rsid="0034cf4b" officeooo:paragraph-rsid="0034cf4b" style:font-size-asian="28pt" style:font-weight-asian="bold" style:font-name-complex="Lateef Book" style:font-size-complex="28pt" style:font-weight-complex="bold"/>
    </style:style>
    <style:style style:name="P18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bf819e" style:font-name="Lateef Light" fo:font-size="28pt" fo:font-style="normal" fo:font-weight="normal" officeooo:rsid="0034cf4b" officeooo:paragraph-rsid="0034cf4b" style:font-size-asian="28pt" style:font-style-asian="normal" style:font-weight-asian="normal" style:font-name-complex="Lateef Light" style:font-size-complex="28pt" style:font-style-complex="normal" style:font-weight-complex="normal"/>
    </style:style>
    <style:style style:name="P19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bf819e" style:font-name="Lateef Light" fo:font-size="28pt" fo:font-weight="bold" officeooo:rsid="0034cf4b" officeooo:paragraph-rsid="0034cf4b" style:font-size-asian="28pt" style:font-weight-asian="bold" style:font-name-complex="Lateef Light" style:font-size-complex="28pt" style:font-weight-complex="bold"/>
    </style:style>
    <style:style style:name="P20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bf819e" style:font-name="Lateef Light Dummy" fo:font-size="28pt" officeooo:paragraph-rsid="00330853" style:font-size-asian="28pt" style:font-name-complex="Lateef Light Dummy" style:font-size-complex="28pt"/>
    </style:style>
    <style:style style:name="P21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bf819e" style:font-name="Lateef" fo:font-size="28pt" fo:font-style="normal" fo:font-weight="normal" officeooo:rsid="00330853" officeooo:paragraph-rsid="00330853" style:font-size-asian="28pt" style:font-style-asian="normal" style:font-weight-asian="normal" style:font-name-complex="Lateef Book" style:font-size-complex="28pt" style:font-style-complex="normal" style:font-weight-complex="normal"/>
    </style:style>
    <style:style style:name="P22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bf819e" style:font-name="Lateef" fo:font-size="28pt" fo:font-weight="bold" officeooo:paragraph-rsid="00330853" style:font-size-asian="28pt" style:font-weight-asian="bold" style:font-name-complex="Lateef" style:font-size-complex="28pt" style:font-weight-complex="bold"/>
    </style:style>
    <style:style style:name="P23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bf819e" style:font-name="Lateef Book" fo:font-size="28pt" officeooo:paragraph-rsid="00330853" style:font-size-asian="28pt" style:font-name-complex="Lateef Book" style:font-size-complex="28pt"/>
    </style:style>
    <style:style style:name="P24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bf819e" style:font-name="Lateef Book" fo:font-size="28pt" fo:font-weight="bold" officeooo:paragraph-rsid="00330853" style:font-size-asian="28pt" style:font-weight-asian="bold" style:font-name-complex="Lateef Book" style:font-size-complex="28pt" style:font-weight-complex="bold"/>
    </style:style>
    <style:style style:name="P25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81aca6" style:font-name="Lateef Light" fo:font-size="28pt" fo:font-style="normal" fo:font-weight="normal" officeooo:rsid="00330853" officeooo:paragraph-rsid="00330853" style:font-size-asian="28pt" style:font-style-asian="normal" style:font-weight-asian="normal" style:font-name-complex="Lateef Light" style:font-size-complex="28pt" style:font-style-complex="normal" style:font-weight-complex="normal"/>
    </style:style>
    <style:style style:name="P26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81aca6" style:font-name="Lateef Light" fo:font-size="28pt" fo:font-weight="bold" officeooo:paragraph-rsid="00330853" style:font-size-asian="28pt" style:font-weight-asian="bold" style:font-name-complex="Lateef Light" style:font-size-complex="28pt" style:font-weight-complex="bold"/>
    </style:style>
    <style:style style:name="P27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81aca6" style:font-name="Lateef Light Dummy" fo:font-size="28pt" officeooo:paragraph-rsid="00330853" style:font-size-asian="28pt" style:font-name-complex="Lateef Light Dummy" style:font-size-complex="28pt"/>
    </style:style>
    <style:style style:name="P28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81aca6" style:font-name="Lateef" fo:font-size="28pt" fo:font-style="normal" fo:font-weight="normal" officeooo:rsid="0034cf4b" officeooo:paragraph-rsid="0034cf4b" style:font-size-asian="28pt" style:font-style-asian="normal" style:font-weight-asian="normal" style:font-name-complex="Lateef Book" style:font-size-complex="28pt" style:font-style-complex="normal" style:font-weight-complex="normal"/>
    </style:style>
    <style:style style:name="P29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81aca6" style:font-name="Lateef" fo:font-size="28pt" fo:font-weight="bold" officeooo:rsid="0034cf4b" officeooo:paragraph-rsid="0034cf4b" style:font-size-asian="28pt" style:font-weight-asian="bold" style:font-name-complex="Lateef" style:font-size-complex="28pt" style:font-weight-complex="bold"/>
    </style:style>
    <style:style style:name="P30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81aca6" style:font-name="Lateef Book" fo:font-size="28pt" officeooo:paragraph-rsid="00330853" style:font-size-asian="28pt" style:font-name-complex="Lateef Book" style:font-size-complex="28pt"/>
    </style:style>
    <style:style style:name="P31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fo:color="#81aca6" style:font-name="Lateef Book" fo:font-size="28pt" fo:font-weight="bold" officeooo:paragraph-rsid="00330853" style:font-size-asian="28pt" style:font-weight-asian="bold" style:font-name-complex="Lateef Book" style:font-size-complex="28pt" style:font-weight-complex="bold"/>
    </style:style>
    <style:style style:name="P32" style:family="paragraph" style:parent-style-name="Standard">
      <style:paragraph-properties fo:margin-top="0.201cm" fo:margin-bottom="0.201cm" loext:contextual-spacing="false" fo:line-height="0.45cm" fo:text-align="start" style:justify-single-word="false"/>
      <style:text-properties style:font-name="Lateef Book" fo:font-size="12pt" fo:font-style="normal" fo:font-weight="normal" officeooo:rsid="00330853" officeooo:paragraph-rsid="00330853" style:font-size-asian="12pt" style:font-style-asian="normal" style:font-weight-asian="normal" style:font-name-complex="Lateef Book" style:font-size-complex="12pt" style:font-style-complex="normal" style:font-weight-complex="normal"/>
    </style:style>
    <style:style style:name="P33" style:family="paragraph" style:parent-style-name="Standard">
      <style:paragraph-properties fo:margin-top="0.201cm" fo:margin-bottom="0.201cm" loext:contextual-spacing="false" fo:line-height="0.45cm" fo:text-align="start" style:justify-single-word="false"/>
      <style:text-properties style:font-name="Lateef Book" fo:font-size="12pt" fo:font-style="normal" fo:font-weight="bold" officeooo:rsid="00330853" officeooo:paragraph-rsid="00330853" style:font-size-asian="12pt" style:font-style-asian="normal" style:font-weight-asian="bold" style:font-name-complex="Lateef Book" style:font-size-complex="12pt" style:font-style-complex="normal" style:font-weight-complex="bold"/>
    </style:style>
    <style:style style:name="P34" style:family="paragraph" style:parent-style-name="Standard">
      <style:paragraph-properties fo:line-height="0.7cm"/>
      <style:text-properties style:font-name="Lateef" fo:font-size="18pt" fo:font-style="normal" fo:font-weight="bold" officeooo:rsid="000e3728" officeooo:paragraph-rsid="0011112e" style:font-size-asian="18pt" style:font-style-asian="normal" style:font-weight-asian="bold" style:font-name-complex="Lateef Book" style:font-size-complex="18pt" style:font-style-complex="normal" style:font-weight-complex="bold"/>
    </style:style>
    <style:style style:name="P35" style:family="paragraph" style:parent-style-name="Text_20_body">
      <style:paragraph-properties fo:margin-left="0cm" fo:margin-right="0cm" fo:line-height="0.7cm" fo:text-align="end" style:justify-single-word="false" fo:orphans="2" fo:widows="2" fo:text-indent="0cm" style:auto-text-indent="false"/>
      <style:text-properties fo:font-variant="normal" fo:text-transform="none" fo:color="#262626" style:text-line-through-style="none" style:text-line-through-type="none" style:font-name="Lateef Book" fo:font-size="14pt" fo:letter-spacing="normal" fo:font-style="normal" style:text-underline-style="none" fo:font-weight="bold" officeooo:rsid="000e3728" officeooo:paragraph-rsid="00330853" style:text-blinking="false" style:font-size-asian="14pt" style:font-style-asian="normal" style:font-weight-asian="bold" style:font-name-complex="Lateef Book" style:font-size-complex="14pt" style:language-complex="ar" style:country-complex="SA" style:font-style-complex="normal" style:font-weight-complex="bold"/>
    </style:style>
    <style:style style:name="P36" style:family="paragraph" style:parent-style-name="Text_20_body">
      <style:paragraph-properties fo:margin-left="0cm" fo:margin-right="0cm" fo:margin-top="0.201cm" fo:margin-bottom="0.448cm" loext:contextual-spacing="false" fo:line-height="0.499cm" fo:text-align="end" style:justify-single-word="false" fo:orphans="2" fo:widows="2" fo:text-indent="0cm" style:auto-text-indent="false"/>
      <style:text-properties fo:font-variant="normal" fo:text-transform="none" fo:color="#262626" style:text-line-through-style="none" style:text-line-through-type="none" style:font-name="Lateef" fo:font-size="12pt" fo:letter-spacing="normal" fo:font-style="normal" style:text-underline-style="none" fo:font-weight="normal" officeooo:rsid="003fe633" officeooo:paragraph-rsid="0038555b" style:text-blinking="false" style:font-size-asian="12pt" style:font-style-asian="normal" style:font-weight-asian="normal" style:font-name-complex="Lateef Book" style:font-size-complex="12pt" style:language-complex="ar" style:country-complex="SA" style:font-style-complex="normal" style:font-weight-complex="normal"/>
    </style:style>
    <style:style style:name="P37" style:family="paragraph" style:parent-style-name="Standard">
      <style:paragraph-properties fo:margin-top="0.201cm" fo:margin-bottom="0.201cm" loext:contextual-spacing="false" fo:line-height="0.45cm" fo:text-align="start" style:justify-single-word="false"/>
      <style:text-properties officeooo:paragraph-rsid="00330853"/>
    </style:style>
    <style:style style:name="P38" style:family="paragraph" style:parent-style-name="Standard">
      <style:paragraph-properties fo:margin-top="0.201cm" fo:margin-bottom="0.201cm" loext:contextual-spacing="false" fo:line-height="0.499cm" fo:text-align="start" style:justify-single-word="false"/>
      <style:text-properties style:font-name="Lateef" fo:font-size="12pt" fo:font-style="normal" fo:font-weight="normal" officeooo:rsid="004780e1" officeooo:paragraph-rsid="004780e1" style:font-size-asian="12pt" style:font-style-asian="normal" style:font-weight-asian="normal" style:font-name-complex="Lateef Light" style:font-size-complex="12pt" style:font-style-complex="normal" style:font-weight-complex="normal"/>
    </style:style>
    <style:style style:name="P39" style:family="paragraph" style:parent-style-name="Standard">
      <style:paragraph-properties fo:margin-top="0.201cm" fo:margin-bottom="0.201cm" loext:contextual-spacing="false" fo:line-height="0.45cm" fo:text-align="start" style:justify-single-word="false"/>
      <style:text-properties style:font-name="Lateef" fo:font-size="12pt" fo:font-style="normal" fo:font-weight="normal" officeooo:rsid="00330853" officeooo:paragraph-rsid="00330853" style:font-size-asian="12pt" style:font-style-asian="normal" style:font-weight-asian="normal" style:font-name-complex="Lateef Book" style:font-size-complex="12pt" style:font-style-complex="normal" style:font-weight-complex="normal"/>
    </style:style>
    <style:style style:name="P40" style:family="paragraph" style:parent-style-name="Standard">
      <style:paragraph-properties fo:margin-top="0.201cm" fo:margin-bottom="0.201cm" loext:contextual-spacing="false" fo:line-height="0.45cm" fo:text-align="start" style:justify-single-word="false"/>
      <style:text-properties style:font-name="Lateef" fo:font-size="12pt" fo:font-style="normal" fo:font-weight="bold" officeooo:rsid="00330853" officeooo:paragraph-rsid="00330853" style:font-size-asian="12pt" style:font-style-asian="normal" style:font-weight-asian="bold" style:font-name-complex="Lateef" style:font-size-complex="12pt" style:font-style-complex="normal" style:font-weight-complex="bold"/>
    </style:style>
    <style:style style:name="P41" style:family="paragraph" style:parent-style-name="Standard">
      <style:paragraph-properties fo:margin-top="0.201cm" fo:margin-bottom="0.201cm" loext:contextual-spacing="false" fo:line-height="0.45cm" fo:text-align="start" style:justify-single-word="false"/>
      <style:text-properties style:font-name="Lateef Light" fo:font-size="12pt" fo:font-style="normal" fo:font-weight="normal" officeooo:rsid="00330853" officeooo:paragraph-rsid="00330853" style:font-size-asian="12pt" style:font-style-asian="normal" style:font-weight-asian="normal" style:font-name-complex="Lateef Light" style:font-size-complex="12pt" style:font-style-complex="normal" style:font-weight-complex="normal"/>
    </style:style>
    <style:style style:name="P42" style:family="paragraph" style:parent-style-name="Standard">
      <style:paragraph-properties fo:margin-top="0.201cm" fo:margin-bottom="0.201cm" loext:contextual-spacing="false" fo:line-height="0.45cm" fo:text-align="start" style:justify-single-word="false"/>
      <style:text-properties style:font-name="Lateef Light" fo:font-size="12pt" fo:font-style="normal" fo:font-weight="bold" officeooo:rsid="00330853" officeooo:paragraph-rsid="00330853" style:font-size-asian="12pt" style:font-style-asian="normal" style:font-weight-asian="bold" style:font-name-complex="Lateef Light" style:font-size-complex="12pt" style:font-style-complex="normal" style:font-weight-complex="bold"/>
    </style:style>
    <style:style style:name="P43" style:family="paragraph" style:parent-style-name="Standard">
      <style:paragraph-properties fo:margin-top="0.201cm" fo:margin-bottom="0.201cm" loext:contextual-spacing="false" fo:line-height="0.45cm" fo:text-align="start" style:justify-single-word="false"/>
      <style:text-properties style:font-name="Lateef Book" fo:font-size="12pt" fo:font-style="normal" fo:font-weight="normal" officeooo:rsid="00330853" officeooo:paragraph-rsid="00330853" style:font-size-asian="12pt" style:font-style-asian="normal" style:font-weight-asian="normal" style:font-name-complex="Lateef Book" style:font-size-complex="12pt" style:font-style-complex="normal" style:font-weight-complex="normal"/>
    </style:style>
    <style:style style:name="P44" style:family="paragraph" style:parent-style-name="Standard">
      <style:paragraph-properties fo:margin-top="0.201cm" fo:margin-bottom="0.201cm" loext:contextual-spacing="false" fo:line-height="0.45cm" fo:text-align="start" style:justify-single-word="false"/>
      <style:text-properties style:font-name="Lateef Book" fo:font-size="12pt" fo:font-style="normal" fo:font-weight="bold" officeooo:rsid="00330853" officeooo:paragraph-rsid="00330853" style:font-size-asian="12pt" style:font-style-asian="normal" style:font-weight-asian="bold" style:font-name-complex="Lateef Book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0c410"/>
    </style:style>
    <style:style style:name="T4" style:family="text">
      <style:text-properties fo:color="#000000" style:font-name="Lateef" officeooo:rsid="001123a0" style:font-name-complex="Lateef" style:font-weight-complex="normal"/>
    </style:style>
    <style:style style:name="T5" style:family="text">
      <style:text-properties fo:color="#000000" style:font-name="Lateef" officeooo:rsid="001123a0" style:font-name-complex="Lateef Light Dummy" style:font-weight-complex="normal"/>
    </style:style>
    <style:style style:name="T6" style:family="text">
      <style:text-properties fo:color="#000000" style:font-name="Lateef" fo:font-weight="bold" officeooo:rsid="001123a0" style:font-weight-asian="bold" style:font-name-complex="Lateef" style:font-weight-complex="bold"/>
    </style:style>
    <style:style style:name="T7" style:family="text">
      <style:text-properties fo:color="#000000" style:font-name="Lateef Light" officeooo:rsid="001123a0" style:font-name-complex="Lateef Light" style:font-weight-complex="normal"/>
    </style:style>
    <style:style style:name="T8" style:family="text">
      <style:text-properties fo:color="#000000" style:font-name="Lateef Light" fo:font-weight="bold" officeooo:rsid="001123a0" style:font-weight-asian="bold" style:font-name-complex="Lateef Light" style:font-weight-complex="bold"/>
    </style:style>
    <style:style style:name="T9" style:family="text">
      <style:text-properties fo:color="#000000" style:font-name="Lateef Light Dummy" officeooo:rsid="001123a0" style:font-name-complex="Lateef Light Dummy" style:font-weight-complex="normal"/>
    </style:style>
    <style:style style:name="T10" style:family="text">
      <style:text-properties fo:color="#000000" style:font-name="Lateef Book" officeooo:rsid="001123a0" style:font-name-complex="Lateef Book" style:font-weight-complex="normal"/>
    </style:style>
    <style:style style:name="T11" style:family="text">
      <style:text-properties fo:color="#000000" style:font-name="Lateef Book" fo:font-weight="bold" officeooo:rsid="001123a0" style:font-weight-asian="bold" style:font-name-complex="Lateef Book" style:font-weight-complex="bold"/>
    </style:style>
    <style:style style:name="T12" style:family="text">
      <style:text-properties officeooo:rsid="00413321"/>
    </style:style>
    <style:style style:name="T13" style:family="text">
      <style:text-properties officeooo:rsid="0043de63"/>
    </style:style>
    <style:style style:name="T14" style:family="text">
      <style:text-properties style:font-name="Lateef Light Dummy" fo:font-size="12pt" fo:font-style="normal" fo:font-weight="normal" officeooo:rsid="00330853" style:font-size-asian="12pt" style:font-style-asian="normal" style:font-weight-asian="normal" style:font-name-complex="Lateef Light Dummy" style:font-size-complex="12pt" style:font-style-complex="normal" style:font-weight-complex="normal"/>
    </style:style>
    <style:style style:name="T15" style:family="text">
      <style:text-properties style:font-name="Lateef Light Dummy" fo:font-size="12pt" fo:font-style="normal" fo:font-weight="normal" officeooo:rsid="0043de63" style:font-size-asian="12pt" style:font-style-asian="normal" style:font-weight-asian="normal" style:font-name-complex="Lateef Light Dummy" style:font-size-complex="12pt" style:font-style-complex="normal" style:font-weight-complex="normal"/>
    </style:style>
    <style:style style:name="T16" style:family="text">
      <style:text-properties style:font-name="Lateef Light Dummy" fo:font-size="12pt" fo:font-style="normal" fo:font-weight="normal" officeooo:rsid="0045b05c" style:font-size-asian="12pt" style:font-style-asian="normal" style:font-weight-asian="normal" style:font-name-complex="Lateef Light Dummy" style:font-size-complex="12pt" style:font-style-complex="normal" style:font-weight-complex="normal"/>
    </style:style>
    <style:style style:name="T17" style:family="text">
      <style:text-properties officeooo:rsid="0045b0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-start text:name="__DdeLink__1226_3777833057"/><text:title>Lateef Alpha 1.280: Family Samples</text:title><text:bookmark-end text:name="__DdeLink__1226_3777833057"/></text:p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6">Sample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5">Style Name</text:p>
          </table:table-cell>
          <table:table-cell table:style-name="Table1.A1" office:value-type="string">
            <text:p text:style-name="P38">Weight</text:p>
          </table:table-cell>
          <table:table-cell table:style-name="Table1.A1" table:number-columns-spanned="3" office:value-type="string">
            <text:p text:style-name="P7"><text:span text:style-name="T12">R/B </text:span>Pairings</text:p>
          </table:table-cell>
          <table:covered-table-cell/>
          <table:covered-table-cell/>
        </table:table-row>
        <table:table-row table:style-name="TableLine105553159294720">
          <table:table-cell table:style-name="Table1.A1" office:value-type="string">
            <text:p text:style-name="P35"><text:span text:style-name="Strong_20_Emphasis"><text:span text:style-name="T7">فإن الجمعية العامة تنادي بهذا الإعلان العالمي لحقوق</text:span></text:span>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9">Lateef Light (Regular) </text:p>
          </table:table-cell>
          <table:table-cell table:style-name="Table1.A1" office:value-type="string">
            <text:p text:style-name="P9"><text:span text:style-name="T17">300</text:span></text:p>
          </table:table-cell>
          <table:table-cell table:style-name="Table1.A1" office:value-type="string">
            <text:p text:style-name="P18"><text:bookmark-start text:name="__DdeLink__1271_3777833057"/>•<text:bookmark-end text:name="__DdeLink__1271_3777833057"/>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1"/>
          </table:table-cell>
        </table:table-row>
        <table:table-row table:style-name="TableLine105553159295488">
          <table:table-cell table:style-name="Table1.A1" office:value-type="string">
            <text:p text:style-name="P35"><text:span text:style-name="Strong_20_Emphasis"><text:span text:style-name="T9">فإن الجمعية العامة تنادي بهذا الإعلان العالمي لحقوق</text:span></text:span>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7"><text:span text:style-name="T15">(currently unused) </text:span></text:p>
          </table:table-cell>
          <table:table-cell table:style-name="Table1.A1" office:value-type="string">
            <text:p text:style-name="P37"><text:span text:style-name="T16">350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13"/>
          </table:table-cell>
        </table:table-row>
        <table:table-row table:style-name="TableLine105553159295744">
          <table:table-cell table:style-name="Table1.A1" office:value-type="string">
            <text:p text:style-name="P35"><text:span text:style-name="Strong_20_Emphasis"><text:span text:style-name="T4">فإن الجمعية العامة تنادي بهذا الإعلان العالمي لحقوق</text:span></text:span>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">Lateef (Regular) </text:p>
          </table:table-cell>
          <table:table-cell table:style-name="Table1.A1" office:value-type="string">
            <text:p text:style-name="P3"><text:span text:style-name="T17">400</text:span>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8">•</text:p>
          </table:table-cell>
          <table:table-cell table:style-name="Table1.A1" office:value-type="string">
            <text:p text:style-name="P14"/>
          </table:table-cell>
        </table:table-row>
        <table:table-row table:style-name="TableLine105553159296000">
          <table:table-cell table:style-name="Table1.A1" office:value-type="string">
            <text:p text:style-name="P35"><text:span text:style-name="Strong_20_Emphasis"><text:span text:style-name="T10">فإن الجمعية العامة تنادي بهذا الإعلان العالمي لحقوق</text:span></text:span>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2">Lateef Book (Regular) </text:p>
          </table:table-cell>
          <table:table-cell table:style-name="Table1.A1" office:value-type="string">
            <text:p text:style-name="P32"><text:span text:style-name="T17">500</text:span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16">•</text:p>
          </table:table-cell>
        </table:table-row>
        <table:table-row table:style-name="TableLine105553159296256">
          <table:table-cell table:style-name="Table1.A1" office:value-type="string">
            <text:p text:style-name="P35"><text:span text:style-name="Strong_20_Emphasis"><text:span text:style-name="T8">فإن الجمعية العامة تنادي بهذا الإعلان العالمي لحقوق</text:span></text:span>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10">Lateef Light (Bold) </text:p>
          </table:table-cell>
          <table:table-cell table:style-name="Table1.A1" office:value-type="string">
            <text:p text:style-name="P10"><text:span text:style-name="T17">600</text:span></text:p>
          </table:table-cell>
          <table:table-cell table:style-name="Table1.A1" office:value-type="string">
            <text:p text:style-name="P19">•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2"/>
          </table:table-cell>
        </table:table-row>
        <table:table-row table:style-name="TableLine105553159296512">
          <table:table-cell table:style-name="Table1.A1" office:value-type="string">
            <text:p text:style-name="P35"><text:span text:style-name="Strong_20_Emphasis"><text:span text:style-name="T6">فإن الجمعية العامة تنادي بهذا الإعلان العالمي لحقوق</text:span></text:span>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6">Lateef (Bold) </text:p>
          </table:table-cell>
          <table:table-cell table:style-name="Table1.A1" office:value-type="string">
            <text:p text:style-name="P6"><text:span text:style-name="T17">700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9">•</text:p>
          </table:table-cell>
          <table:table-cell table:style-name="Table1.A1" office:value-type="string">
            <text:p text:style-name="P15"/>
          </table:table-cell>
        </table:table-row>
        <table:table-row table:style-name="TableLine105553159296768">
          <table:table-cell table:style-name="Table1.A8" office:value-type="string">
            <text:p text:style-name="P35"><text:span text:style-name="Strong_20_Emphasis"><text:span text:style-name="T11">فإن الجمعية العامة تنادي بهذا الإعلان العالمي لحقوق</text:span></text:span></text:p>
          </table:table-cell>
          <table:table-cell table:style-name="Table1.A8" office:value-type="string">
            <text:p text:style-name="P35"/>
          </table:table-cell>
          <table:table-cell table:style-name="Table1.A8" office:value-type="string">
            <text:p text:style-name="P33">Lateef Book (Bold) </text:p>
          </table:table-cell>
          <table:table-cell table:style-name="Table1.A8" office:value-type="string">
            <text:p text:style-name="P33"><text:span text:style-name="T17">800</text:span></text:p>
          </table:table-cell>
          <table:table-cell table:style-name="Table1.A8" office:value-type="string">
            <text:p text:style-name="P24"/>
          </table:table-cell>
          <table:table-cell table:style-name="Table1.A8" office:value-type="string">
            <text:p text:style-name="P31"/>
          </table:table-cell>
          <table:table-cell table:style-name="Table1.A8" office:value-type="string">
            <text:p text:style-name="P17">•</text:p>
          </table:table-cell>
        </table:table-row>
      </table:table>
      <text:p text:style-name="P4"/>
      <text:p text:style-name="P2"><text:bookmark-start text:name="__DdeLink__1233_3777833057"/></text:p>
      <text:p text:style-name="P2"><text:bookmark text:name="__DdeLink__1235_3777833057"/><text:bookmark-end text:name="__DdeLink__1233_3777833057"/></text:p>
      <text:p text:style-name="P35"><text:span text:style-name="Strong_20_Emphasis"><text:span text:style-name="T5"/></text:span></text:p>
      <text:p text:style-name="P2"/>
      <text:p text:style-name="P35"><text:span text:style-name="Strong_20_Emphasis"><text:span text:style-name="T4"/></text:span></text:p>
      <text:p text:style-name="P8"><text:span text:style-name="Strong_20_Emphasis"><text:span text:style-name="T4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ateef" svg:font-family="Lateef" style:font-pitch="variable"/>
    <style:font-face style:name="Lateef Book" svg:font-family="'Lateef Book'" style:font-pitch="variable"/>
    <style:font-face style:name="Lateef Light" svg:font-family="'Lateef Light'" style:font-adornments="Regular" style:font-pitch="variable"/>
    <style:font-face style:name="Lateef Light Dummy" svg:font-family="'Lateef Light Dummy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officeooo:rsid="0020c41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<text:title>Lateef Alpha 1.280: Family Samples</text:title></text:span><text:span text:style-name="MT2"><text:line-break/></text:span><text:date style:data-style-name="N79" text:date-value="2020-12-15T11:46:45.906709888" text:fixed="true">Tuesday 15 December 2020</text:date> <text:span text:style-name="MT3">at </text:span><text:time style:data-style-name="N41" text:time-value="2020-12-15T11:47:08.057163069" text:fixed="true">11:47:08</text:time><text:tab/><text:tab/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14T15:23:57.687543270</meta:creation-date>
    <dc:date>2020-12-15T17:34:07.062495633</dc:date>
    <meta:editing-duration>PT2H51M40S</meta:editing-duration>
    <meta:editing-cycles>44</meta:editing-cycles>
    <meta:generator>LibreOffice/6.4.7.2$MacOSX_X86_64 LibreOffice_project/639b8ac485750d5696d7590a72ef1b496725cfb5</meta:generator>
    <meta:print-date>2020-12-15T16:18:07.709849207</meta:print-date>
    <dc:title>Lateef Alpha 1.280: Family Samples</dc:title>
    <meta:document-statistic meta:table-count="1" meta:image-count="0" meta:object-count="0" meta:page-count="1" meta:paragraph-count="33" meta:word-count="113" meta:character-count="670" meta:non-whitespace-character-count="582"/>
  </office:meta>
</office:document-meta>
</file>